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0cm" svg:y="3.674cm">
            <draw:object draw:notify-on-update-of-ranges="Hoja1.A2:Hoja1.A6 Hoja1.B1:Hoja1.B1 Hoja1.B2:Hoja1.B6 Hoja1.E1:Hoja1.E1 Hoja1.E2:Hoja1.E6 Hoja1.H1:Hoja1.H1 Hoja1.H2:Hoja1.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12cm" svg:height="8.991cm" svg:x="17.248cm" svg:y="4.161cm">
            <draw:object draw:notify-on-update-of-ranges="Hoja1.A2:Hoja1.A6 Hoja1.C1:Hoja1.C1 Hoja1.C2:Hoja1.C6 Hoja1.F1:Hoja1.F1 Hoja1.F2:Hoja1.F6 Hoja1.I1:Hoja1.I1 Hoja1.I2:Hoja1.I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cm" svg:height="8.991cm" svg:x="1.317cm" svg:y="13.926cm">
            <draw:object draw:notify-on-update-of-ranges="Hoja1.A2:Hoja1.A6 Hoja1.D1:Hoja1.D1 Hoja1.D2:Hoja1.D4 Hoja1.G1:Hoja1.G1 Hoja1.G2:Hoja1.G4 Hoja1.J1:Hoja1.J1 Hoja1.J2:Hoja1.J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cm" svg:height="8.991cm" svg:x="17.838cm" svg:y="14.086cm">
            <draw:object draw:notify-on-update-of-ranges="Hoja1.A1:Hoja1.A1 Hoja1.A5:Hoja1.A6 Hoja1.D1:Hoja1.D1 Hoja1.D5:Hoja1.D6 Hoja1.G1:Hoja1.G1 Hoja1.G5:Hoja1.G6 Hoja1.J1:Hoja1.J1 Hoja1.J5:Hoja1.J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magen</text:p>
          </table:table-cell>
          <table:table-cell table:number-columns-repeated="3" office:value-type="string" calcext:value-type="string">
            <text:p>Vecinos</text:p>
          </table:table-cell>
          <table:table-cell table:number-columns-repeated="3" office:value-type="string" calcext:value-type="string">
            <text:p>Bilineal</text:p>
          </table:table-cell>
          <table:table-cell table:number-columns-repeated="2" office:value-type="string" calcext:value-type="string">
            <text:p>Splines</text:p>
          </table:table-cell>
          <table:table-cell office:value-type="string" calcext:value-type="string">
            <text:p>Spl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90.835" calcext:value-type="float">
            <text:p>190,835</text:p>
          </table:table-cell>
          <table:table-cell table:style-name="ce2" office:value-type="float" office:value="25.3242" calcext:value-type="float">
            <text:p>25,32420</text:p>
          </table:table-cell>
          <table:table-cell table:style-name="ce2" office:value-type="float" office:value="1.411" calcext:value-type="float">
            <text:p>1,41100</text:p>
          </table:table-cell>
          <table:table-cell office:value-type="float" office:value="99.559" calcext:value-type="float">
            <text:p>99,559</text:p>
          </table:table-cell>
          <table:table-cell office:value-type="float" office:value="28.15" calcext:value-type="float">
            <text:p>28,15</text:p>
          </table:table-cell>
          <table:table-cell office:value-type="float" office:value="3.512" calcext:value-type="float">
            <text:p>3,512</text:p>
          </table:table-cell>
          <table:table-cell office:value-type="float" office:value="150.01" calcext:value-type="float">
            <text:p>150,01</text:p>
          </table:table-cell>
          <table:table-cell office:value-type="float" office:value="26.3696" calcext:value-type="float">
            <text:p>26,3696</text:p>
          </table:table-cell>
          <table:table-cell office:value-type="float" office:value="13.283" calcext:value-type="float">
            <text:p>13,2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15.423" calcext:value-type="float">
            <text:p>215,423</text:p>
          </table:table-cell>
          <table:table-cell table:style-name="ce2" office:value-type="float" office:value="24.7979" calcext:value-type="float">
            <text:p>24,79790</text:p>
          </table:table-cell>
          <table:table-cell table:style-name="ce2" office:value-type="float" office:value="1.409" calcext:value-type="float">
            <text:p>1,40900</text:p>
          </table:table-cell>
          <table:table-cell office:value-type="float" office:value="102.617" calcext:value-type="float">
            <text:p>102,617</text:p>
          </table:table-cell>
          <table:table-cell office:value-type="float" office:value="28.0186" calcext:value-type="float">
            <text:p>28,0186</text:p>
          </table:table-cell>
          <table:table-cell office:value-type="float" office:value="3.593" calcext:value-type="float">
            <text:p>3,593</text:p>
          </table:table-cell>
          <table:table-cell office:value-type="float" office:value="233.602" calcext:value-type="float">
            <text:p>233,602</text:p>
          </table:table-cell>
          <table:table-cell office:value-type="float" office:value="24.446" calcext:value-type="float">
            <text:p>24,446</text:p>
          </table:table-cell>
          <table:table-cell office:value-type="float" office:value="13.255" calcext:value-type="float">
            <text:p>13,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251.453" calcext:value-type="float">
            <text:p>251,453</text:p>
          </table:table-cell>
          <table:table-cell table:style-name="ce2" office:value-type="float" office:value="24.1262" calcext:value-type="float">
            <text:p>24,12620</text:p>
          </table:table-cell>
          <table:table-cell table:style-name="ce2" office:value-type="float" office:value="1.416" calcext:value-type="float">
            <text:p>1,41600</text:p>
          </table:table-cell>
          <table:table-cell office:value-type="float" office:value="104.407" calcext:value-type="float">
            <text:p>104,407</text:p>
          </table:table-cell>
          <table:table-cell office:value-type="float" office:value="27.9435" calcext:value-type="float">
            <text:p>27,9435</text:p>
          </table:table-cell>
          <table:table-cell office:value-type="float" office:value="3.588" calcext:value-type="float">
            <text:p>3,588</text:p>
          </table:table-cell>
          <table:table-cell office:value-type="float" office:value="218.13" calcext:value-type="float">
            <text:p>218,13</text:p>
          </table:table-cell>
          <table:table-cell office:value-type="float" office:value="24.7437" calcext:value-type="float">
            <text:p>24,7437</text:p>
          </table:table-cell>
          <table:table-cell office:value-type="float" office:value="13.254" calcext:value-type="float">
            <text:p>13,2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21.48" calcext:value-type="float">
            <text:p>221,480</text:p>
          </table:table-cell>
          <table:table-cell table:style-name="ce2" office:value-type="float" office:value="24.6775" calcext:value-type="float">
            <text:p>24,67750</text:p>
          </table:table-cell>
          <table:table-cell table:style-name="ce2" office:value-type="float" office:value="14.951" calcext:value-type="float">
            <text:p>14,95100</text:p>
          </table:table-cell>
          <table:table-cell office:value-type="float" office:value="110.861" calcext:value-type="float">
            <text:p>110,861</text:p>
          </table:table-cell>
          <table:table-cell office:value-type="float" office:value="27.683" calcext:value-type="float">
            <text:p>27,683</text:p>
          </table:table-cell>
          <table:table-cell office:value-type="float" office:value="50.721" calcext:value-type="float">
            <text:p>50,721</text:p>
          </table:table-cell>
          <table:table-cell office:value-type="float" office:value="226.636" calcext:value-type="float">
            <text:p>226,636</text:p>
          </table:table-cell>
          <table:table-cell office:value-type="float" office:value="24.5775" calcext:value-type="float">
            <text:p>24,5775</text:p>
          </table:table-cell>
          <table:table-cell office:value-type="float" office:value="195.567" calcext:value-type="float">
            <text:p>195,5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20.902" calcext:value-type="float">
            <text:p>320,902</text:p>
          </table:table-cell>
          <table:table-cell table:style-name="ce2" office:value-type="float" office:value="23.0671" calcext:value-type="float">
            <text:p>23,06710</text:p>
          </table:table-cell>
          <table:table-cell table:style-name="ce2" office:value-type="float" office:value="14.997" calcext:value-type="float">
            <text:p>14,99700</text:p>
          </table:table-cell>
          <table:table-cell office:value-type="float" office:value="175.387" calcext:value-type="float">
            <text:p>175,387</text:p>
          </table:table-cell>
          <table:table-cell office:value-type="float" office:value="25.6908" calcext:value-type="float">
            <text:p>25,6908</text:p>
          </table:table-cell>
          <table:table-cell office:value-type="float" office:value="50.597" calcext:value-type="float">
            <text:p>50,597</text:p>
          </table:table-cell>
          <table:table-cell office:value-type="float" office:value="322.452" calcext:value-type="float">
            <text:p>322,452</text:p>
          </table:table-cell>
          <table:table-cell office:value-type="float" office:value="23.0462" calcext:value-type="float">
            <text:p>23,0462</text:p>
          </table:table-cell>
          <table:table-cell office:value-type="float" office:value="198.34" calcext:value-type="float">
            <text:p>198,3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CM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</text:p>
          </table:table-cell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0" number:min-integer-digits="4" number:grouping="true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0000-00-00T00:00:02.4712555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ton </meta:initial-creator>
    <meta:creation-date>2015-06-20T11:02:57.966647992</meta:creation-date>
    <dc:date>2015-06-20T13:49:19.857146061</dc:date>
    <dc:creator>Gaston </dc:creator>
    <meta:editing-duration>PT5M45S</meta:editing-duration>
    <meta:editing-cycles>4</meta:editing-cycles>
    <meta:generator>LibreOffice/4.1.3.2$Linux_X86_64 LibreOffice_project/410m0$Build-2</meta:generator>
    <meta:document-statistic meta:table-count="1" meta:cell-count="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7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27cm" svg:y="0.316cm" chart:style-name="ch2">
          <text:p>ECM</text:p>
        </chart:title>
        <chart:subtitle svg:x="7.467cm" svg:y="1.275cm" chart:style-name="ch3">
          <text:p>K = 2</text:p>
        </chart:subtitle>
        <chart:legend chart:legend-position="end" svg:x="14.028cm" svg:y="3.703cm" style:legend-expansion="high" chart:style-name="ch4"/>
        <chart:plot-area chart:style-name="ch5" table:cell-range-address="Hoja1.A2:Hoja1.B6 Hoja1.B1:Hoja1.B1 Hoja1.E1:Hoja1.E6 Hoja1.H1:Hoja1.H6" chart:data-source-has-labels="both" svg:x="0.77cm" svg:y="2.318cm" svg:width="12.618cm" svg:height="6.082cm">
          <chartooo:coordinate-region svg:x="1.577cm" svg:y="2.517cm" svg:width="11.811cm" svg:height="5.236cm"/>
          <chart:axis chart:dimension="x" chart:name="primary-x" chart:style-name="ch6" chartooo:axis-type="auto">
            <chartooo:date-scale/>
            <chart:categories table:cell-range-address="Hoja1.A2:Hoja1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2:Hoja1.B6" chart:label-cell-address="Hoja1.B1:Hoja1.B1" chart:class="chart:bar">
            <chart:data-point chart:repeated="5"/>
          </chart:series>
          <chart:series chart:style-name="ch10" chart:values-cell-range-address="Hoja1.E2:Hoja1.E6" chart:label-cell-address="Hoja1.E1:Hoja1.E1" chart:class="chart:bar">
            <chart:data-point chart:repeated="5"/>
          </chart:series>
          <chart:series chart:style-name="ch11" chart:values-cell-range-address="Hoja1.H2:Hoja1.H6" chart:label-cell-address="Hoja1.H1:Hoja1.H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inos</text:p>
                <draw:g>
                  <svg:desc>Hoja1.B1:Hoja1.B1</svg:desc>
                </draw:g>
              </table:table-cell>
              <table:table-cell office:value-type="string">
                <text:p>Bilineal</text:p>
                <draw:g>
                  <svg:desc>Hoja1.E1:Hoja1.E1</svg:desc>
                </draw:g>
              </table:table-cell>
              <table:table-cell office:value-type="string">
                <text:p>Splines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:Hoja1.A6</svg:desc>
                </draw:g>
              </table:table-cell>
              <table:table-cell office:value-type="float" office:value="190.835">
                <text:p>190.835</text:p>
                <draw:g>
                  <svg:desc>Hoja1.B2:Hoja1.B6</svg:desc>
                </draw:g>
              </table:table-cell>
              <table:table-cell office:value-type="float" office:value="99.559">
                <text:p>99.559</text:p>
                <draw:g>
                  <svg:desc>Hoja1.E2:Hoja1.E6</svg:desc>
                </draw:g>
              </table:table-cell>
              <table:table-cell office:value-type="float" office:value="150.01">
                <text:p>150.01</text:p>
                <draw:g>
                  <svg:desc>Hoja1.H2:Hoja1.H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5.423">
                <text:p>215.423</text:p>
              </table:table-cell>
              <table:table-cell office:value-type="float" office:value="102.617">
                <text:p>102.617</text:p>
              </table:table-cell>
              <table:table-cell office:value-type="float" office:value="233.602">
                <text:p>233.6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51.453">
                <text:p>251.453</text:p>
              </table:table-cell>
              <table:table-cell office:value-type="float" office:value="104.407">
                <text:p>104.407</text:p>
              </table:table-cell>
              <table:table-cell office:value-type="float" office:value="218.13">
                <text:p>218.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1.48">
                <text:p>221.48</text:p>
              </table:table-cell>
              <table:table-cell office:value-type="float" office:value="110.861">
                <text:p>110.861</text:p>
              </table:table-cell>
              <table:table-cell office:value-type="float" office:value="226.636">
                <text:p>226.63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20.902">
                <text:p>320.902</text:p>
              </table:table-cell>
              <table:table-cell office:value-type="float" office:value="175.387">
                <text:p>175.387</text:p>
              </table:table-cell>
              <table:table-cell office:value-type="float" office:value="322.452">
                <text:p>322.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9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8.992cm" xlink:href=".." xlink:type="simple" chart:class="chart:bar" chart:style-name="ch1">
        <chart:title svg:x="7.314cm" svg:y="0.315cm" chart:style-name="ch2">
          <text:p>PSNR</text:p>
        </chart:title>
        <chart:subtitle svg:x="7.473cm" svg:y="1.273cm" chart:style-name="ch3">
          <text:p>K = 2</text:p>
        </chart:subtitle>
        <chart:legend chart:legend-position="end" svg:x="14.041cm" svg:y="3.699cm" style:legend-expansion="high" chart:style-name="ch4"/>
        <chart:plot-area chart:style-name="ch5" table:cell-range-address="Hoja1.A2:Hoja1.A6 Hoja1.C1:Hoja1.C6 Hoja1.F1:Hoja1.F6 Hoja1.I1:Hoja1.I6" chart:data-source-has-labels="both" svg:x="0.77cm" svg:y="2.314cm" svg:width="12.631cm" svg:height="6.079cm">
          <chartooo:coordinate-region svg:x="1.391cm" svg:y="2.513cm" svg:width="12.01cm" svg:height="5.233cm"/>
          <chart:axis chart:dimension="x" chart:name="primary-x" chart:style-name="ch6" chartooo:axis-type="auto">
            <chartooo:date-scale/>
            <chart:categories table:cell-range-address="Hoja1.A2:Hoja1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C2:Hoja1.C6" chart:label-cell-address="Hoja1.C1:Hoja1.C1" chart:class="chart:bar">
            <chart:data-point chart:repeated="5"/>
          </chart:series>
          <chart:series chart:style-name="ch10" chart:values-cell-range-address="Hoja1.F2:Hoja1.F6" chart:label-cell-address="Hoja1.F1:Hoja1.F1" chart:class="chart:bar">
            <chart:data-point chart:repeated="5"/>
          </chart:series>
          <chart:series chart:style-name="ch11" chart:values-cell-range-address="Hoja1.I2:Hoja1.I6" chart:label-cell-address="Hoja1.I1:Hoja1.I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inos</text:p>
                <draw:g>
                  <svg:desc>Hoja1.C1:Hoja1.C1</svg:desc>
                </draw:g>
              </table:table-cell>
              <table:table-cell office:value-type="string">
                <text:p>Bilineal</text:p>
                <draw:g>
                  <svg:desc>Hoja1.F1:Hoja1.F1</svg:desc>
                </draw:g>
              </table:table-cell>
              <table:table-cell office:value-type="string">
                <text:p>Splines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:Hoja1.A6</svg:desc>
                </draw:g>
              </table:table-cell>
              <table:table-cell office:value-type="float" office:value="25.3242">
                <text:p>25.3242</text:p>
                <draw:g>
                  <svg:desc>Hoja1.C2:Hoja1.C6</svg:desc>
                </draw:g>
              </table:table-cell>
              <table:table-cell office:value-type="float" office:value="28.15">
                <text:p>28.15</text:p>
                <draw:g>
                  <svg:desc>Hoja1.F2:Hoja1.F6</svg:desc>
                </draw:g>
              </table:table-cell>
              <table:table-cell office:value-type="float" office:value="26.3696">
                <text:p>26.3696</text:p>
                <draw:g>
                  <svg:desc>Hoja1.I2:Hoja1.I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4.7979">
                <text:p>24.7979</text:p>
              </table:table-cell>
              <table:table-cell office:value-type="float" office:value="28.0186">
                <text:p>28.0186</text:p>
              </table:table-cell>
              <table:table-cell office:value-type="float" office:value="24.446">
                <text:p>24.44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4.1262">
                <text:p>24.1262</text:p>
              </table:table-cell>
              <table:table-cell office:value-type="float" office:value="27.9435">
                <text:p>27.9435</text:p>
              </table:table-cell>
              <table:table-cell office:value-type="float" office:value="24.7437">
                <text:p>24.743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.6775">
                <text:p>24.6775</text:p>
              </table:table-cell>
              <table:table-cell office:value-type="float" office:value="27.683">
                <text:p>27.683</text:p>
              </table:table-cell>
              <table:table-cell office:value-type="float" office:value="24.5775">
                <text:p>24.57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.0671">
                <text:p>23.0671</text:p>
              </table:table-cell>
              <table:table-cell office:value-type="float" office:value="25.6908">
                <text:p>25.6908</text:p>
              </table:table-cell>
              <table:table-cell office:value-type="float" office:value="23.0462">
                <text:p>23.04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9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92cm" xlink:href=".." xlink:type="simple" chart:class="chart:bar" chart:style-name="ch1">
        <chart:title svg:x="6.144cm" svg:y="0.315cm" chart:style-name="ch2">
          <text:p>Tiempo (256x256)</text:p>
        </chart:title>
        <chart:subtitle svg:x="7.467cm" svg:y="1.273cm" chart:style-name="ch3">
          <text:p>K = 2</text:p>
        </chart:subtitle>
        <chart:legend chart:legend-position="end" svg:x="14.029cm" svg:y="3.699cm" style:legend-expansion="high" chart:style-name="ch4"/>
        <chart:plot-area chart:style-name="ch5" table:cell-range-address="Hoja1.A2:Hoja1.A6 Hoja1.D1:Hoja1.D4 Hoja1.G1:Hoja1.G4 Hoja1.J1:Hoja1.J4" chart:data-source-has-labels="both" svg:x="0.77cm" svg:y="2.314cm" svg:width="12.619cm" svg:height="6.079cm">
          <chartooo:coordinate-region svg:x="1.391cm" svg:y="2.513cm" svg:width="11.998cm" svg:height="5.233cm"/>
          <chart:axis chart:dimension="x" chart:name="primary-x" chart:style-name="ch6" chartooo:axis-type="auto">
            <chartooo:date-scale/>
            <chart:categories table:cell-range-address="Hoja1.A2:Hoja1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D2:Hoja1.D4" chart:label-cell-address="Hoja1.D1:Hoja1.D1" chart:class="chart:bar">
            <chart:data-point chart:repeated="3"/>
          </chart:series>
          <chart:series chart:style-name="ch10" chart:values-cell-range-address="Hoja1.G2:Hoja1.G4" chart:label-cell-address="Hoja1.G1:Hoja1.G1" chart:class="chart:bar">
            <chart:data-point chart:repeated="3"/>
          </chart:series>
          <chart:series chart:style-name="ch11" chart:values-cell-range-address="Hoja1.J2:Hoja1.J4" chart:label-cell-address="Hoja1.J1:Hoja1.J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inos</text:p>
                <draw:g>
                  <svg:desc>Hoja1.D1:Hoja1.D1</svg:desc>
                </draw:g>
              </table:table-cell>
              <table:table-cell office:value-type="string">
                <text:p>Bilineal</text:p>
                <draw:g>
                  <svg:desc>Hoja1.G1:Hoja1.G1</svg:desc>
                </draw:g>
              </table:table-cell>
              <table:table-cell office:value-type="string">
                <text:p>Spline</text:p>
                <draw:g>
                  <svg:desc>Hoja1.J1:Hoja1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:Hoja1.A6</svg:desc>
                </draw:g>
              </table:table-cell>
              <table:table-cell office:value-type="float" office:value="1.411">
                <text:p>1.411</text:p>
                <draw:g>
                  <svg:desc>Hoja1.D2:Hoja1.D4</svg:desc>
                </draw:g>
              </table:table-cell>
              <table:table-cell office:value-type="float" office:value="3.512">
                <text:p>3.512</text:p>
                <draw:g>
                  <svg:desc>Hoja1.G2:Hoja1.G4</svg:desc>
                </draw:g>
              </table:table-cell>
              <table:table-cell office:value-type="float" office:value="13.283">
                <text:p>13.283</text:p>
                <draw:g>
                  <svg:desc>Hoja1.J2:Hoja1.J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409">
                <text:p>1.409</text:p>
              </table:table-cell>
              <table:table-cell office:value-type="float" office:value="3.593">
                <text:p>3.593</text:p>
              </table:table-cell>
              <table:table-cell office:value-type="float" office:value="13.255">
                <text:p>13.25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416">
                <text:p>1.416</text:p>
              </table:table-cell>
              <table:table-cell office:value-type="float" office:value="3.588">
                <text:p>3.588</text:p>
              </table:table-cell>
              <table:table-cell office:value-type="float" office:value="13.254">
                <text:p>13.2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9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92cm" xlink:href=".." xlink:type="simple" chart:class="chart:bar" chart:style-name="ch1">
        <chart:title svg:x="5.906cm" svg:y="0.315cm" chart:style-name="ch2">
          <text:p>Tiempo (1024x1024)</text:p>
        </chart:title>
        <chart:subtitle svg:x="7.467cm" svg:y="1.273cm" chart:style-name="ch3">
          <text:p>K = 2</text:p>
        </chart:subtitle>
        <chart:legend chart:legend-position="end" svg:x="14.029cm" svg:y="3.699cm" style:legend-expansion="high" chart:style-name="ch4"/>
        <chart:plot-area chart:style-name="ch5" table:cell-range-address="Hoja1.A1:Hoja1.A1 Hoja1.A5:Hoja1.A6 Hoja1.D1:Hoja1.D1 Hoja1.D5:Hoja1.D6 Hoja1.G1:Hoja1.G1 Hoja1.G5:Hoja1.G6 Hoja1.J1:Hoja1.J1 Hoja1.J5:Hoja1.J6" chart:data-source-has-labels="both" svg:x="0.77cm" svg:y="2.314cm" svg:width="12.619cm" svg:height="6.079cm">
          <chartooo:coordinate-region svg:x="1.577cm" svg:y="2.513cm" svg:width="11.812cm" svg:height="5.233cm"/>
          <chart:axis chart:dimension="x" chart:name="primary-x" chart:style-name="ch6" chartooo:axis-type="auto">
            <chartooo:date-scale/>
            <chart:categories table:cell-range-address="Hoja1.A5:Hoja1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D5:Hoja1.D6" chart:label-cell-address="Hoja1.D1:Hoja1.D1" chart:class="chart:bar">
            <chart:data-point chart:repeated="2"/>
          </chart:series>
          <chart:series chart:style-name="ch10" chart:values-cell-range-address="Hoja1.G5:Hoja1.G6" chart:label-cell-address="Hoja1.G1:Hoja1.G1" chart:class="chart:bar">
            <chart:data-point chart:repeated="2"/>
          </chart:series>
          <chart:series chart:style-name="ch11" chart:values-cell-range-address="Hoja1.J5:Hoja1.J6" chart:label-cell-address="Hoja1.J1:Hoja1.J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inos</text:p>
                <draw:g>
                  <svg:desc>Hoja1.D1:Hoja1.D1</svg:desc>
                </draw:g>
              </table:table-cell>
              <table:table-cell office:value-type="string">
                <text:p>Bilineal</text:p>
                <draw:g>
                  <svg:desc>Hoja1.G1:Hoja1.G1</svg:desc>
                </draw:g>
              </table:table-cell>
              <table:table-cell office:value-type="string">
                <text:p>Spline</text:p>
                <draw:g>
                  <svg:desc>Hoja1.J1:Hoja1.J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Hoja1.A5:Hoja1.A6</svg:desc>
                </draw:g>
              </table:table-cell>
              <table:table-cell office:value-type="float" office:value="14.951">
                <text:p>14.951</text:p>
                <draw:g>
                  <svg:desc>Hoja1.D5:Hoja1.D6</svg:desc>
                </draw:g>
              </table:table-cell>
              <table:table-cell office:value-type="float" office:value="50.721">
                <text:p>50.721</text:p>
                <draw:g>
                  <svg:desc>Hoja1.G5:Hoja1.G6</svg:desc>
                </draw:g>
              </table:table-cell>
              <table:table-cell office:value-type="float" office:value="195.567">
                <text:p>195.567</text:p>
                <draw:g>
                  <svg:desc>Hoja1.J5:Hoja1.J6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.997">
                <text:p>14.997</text:p>
              </table:table-cell>
              <table:table-cell office:value-type="float" office:value="50.597">
                <text:p>50.597</text:p>
              </table:table-cell>
              <table:table-cell office:value-type="float" office:value="198.34">
                <text:p>198.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